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_20_First">
      <style:text-properties fo:font-style="normal" style:font-style-asian="normal" style:font-style-complex="normal"/>
    </style:style>
    <style:style style:name="P2" style:family="paragraph" style:parent-style-name="Body_20_Text">
      <style:text-properties fo:font-weight="bold" style:font-weight-asian="bold" style:font-weight-complex="bold"/>
    </style:style>
    <style:style style:name="P3" style:family="paragraph" style:parent-style-name="Body_20_Text">
      <style:text-properties fo:font-style="normal" style:font-style-asian="normal" style:font-style-complex="normal"/>
    </style:style>
    <style:style style:name="P4" style:family="paragraph" style:parent-style-name="Body_20_Text">
      <style:text-properties fo:font-style="normal" style:font-style-asian="normal" style:font-style-complex="normal"/>
    </style:style>
    <style:style style:name="P5" style:family="paragraph" style:parent-style-name="Body_20_Text_20_Cont">
      <style:text-properties fo:font-style="normal" style:font-style-asian="normal" style:font-style-complex="normal"/>
    </style:style>
    <style:style style:name="P6" style:family="paragraph" style:parent-style-name="Body_20_Text_20_Cont">
      <style:text-properties fo:font-weight="bold" style:font-weight-asian="bold" style:font-weight-complex="bold"/>
    </style:style>
    <style:style style:name="P7" style:family="paragraph" style:parent-style-name="Heading_20_1">
      <style:text-properties fo:font-style="normal" style:font-style-asian="normal" style:font-style-complex="normal"/>
    </style:style>
    <style:style style:name="P8" style:family="paragraph" style:parent-style-name="Code">
      <style:text-properties fo:font-style="normal" style:font-style-asian="normal" style:font-style-complex="normal"/>
    </style:style>
    <style:style style:name="P9" style:family="paragraph" style:parent-style-name="Body_20_Text_20_First">
      <style:text-properties fo:font-style="normal" style:font-style-asian="normal" style:font-style-complex="normal"/>
    </style:style>
    <style:style style:name="P10" style:family="paragraph" style:parent-style-name="Code_20_First">
      <style:text-properties fo:font-style="normal" style:font-style-asian="normal" style:font-style-complex="normal"/>
    </style:style>
    <style:style style:name="P11" style:family="paragraph" style:parent-style-name="Code_20_Last">
      <style:text-properties fo:font-style="normal" style:font-style-asian="normal" style:font-style-complex="normal"/>
    </style:style>
    <style:style style:name="P12" style:family="paragraph" style:parent-style-name="Body_20_Text_20_First">
      <style:text-properties fo:font-style="normal" style:font-style-asian="normal" style:font-style-complex="normal"/>
    </style:style>
    <style:style style:name="P13" style:family="paragraph" style:parent-style-name="Chapter_20_Number" style:master-page-name="Standard">
      <style:paragraph-properties style:page-number="auto"/>
    </style:style>
    <style:style style:name="P14" style:family="paragraph" style:parent-style-name="Body_20_Text">
      <style:text-properties fo:font-style="normal" style:font-style-asian="normal" style:font-style-complex="normal"/>
    </style:style>
    <style:style style:name="P15" style:family="paragraph" style:parent-style-name="Body_20_Text">
      <style:text-propertie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style:font-style-asian="normal"/>
    </style:style>
    <style:style style:name="T10" style:family="text">
      <style:text-properties style:font-style-complex="normal"/>
    </style:style>
    <number:number-style style:name="N0">
      <number:number number:min-integer-digits="1"/>
    </number:number-style>
  </office:automatic-styles>
  <office:body>
    <office:text text:use-soft-page-breaks="true">
      <office:forms form:automatic-focus="false" form:apply-design-mode="false"/>
      <text:tracked-changes>
        <text:changed-region text:id="ct169248456">
          <text:insertion>
            <office:change-info>
              <dc:creator>Ray Lischner</dc:creator>
              <dc:date>2008-10-05T01:04:00</dc:date>
            </office:change-info>
          </text:insertion>
        </text:changed-region>
        <text:changed-region text:id="ct158905088">
          <text:insertion>
            <office:change-info>
              <dc:creator>Ray Lischner</dc:creator>
              <dc:date>2008-10-05T01:04:00</dc:date>
            </office:change-info>
          </text:insertion>
        </text:changed-region>
        <text:changed-region text:id="ct164614672">
          <text:deletion>
            <office:change-info>
              <dc:creator>Ray Lischner</dc:creator>
              <dc:date>2008-10-06T21:36:00</dc:date>
            </office:change-info>
            <text:p text:style-name="P1"><text:note text:id="ftn1" text:note-class="footnote"><text:note-citation>1</text:note-citation><text:note-body><text:p text:style-name="Footnote">The next major release of the C++ language specification will permit more natural C++ code to be compiled and used at compile time, with a number of limitations and restrictions. The new language feature will replace some uses of template metaprogramming, but many current uses will remain.</text:p></text:note-body></text:note></text:p>
          </text:deletion>
        </text:changed-region>
        <text:changed-region text:id="ct169341632">
          <text:deletion>
            <office:change-info>
              <dc:creator>Ray Lischner</dc:creator>
              <dc:date>2008-10-05T01:05:00</dc:date>
            </office:change-info>
            <text:p text:style-name="Body_20_Text"><text:span text:style-name="T1">section</text:span></text:p>
          </text:deletion>
        </text:changed-region>
        <text:changed-region text:id="ct169175008">
          <text:insertion>
            <office:change-info>
              <dc:creator>Ray Lischner</dc:creator>
              <dc:date>2008-10-05T01:05:00</dc:date>
            </office:change-info>
          </text:insertion>
        </text:changed-region>
        <text:changed-region text:id="ct158935160">
          <text:format-change>
            <office:change-info>
              <dc:creator>Ray Lischner</dc:creator>
              <dc:date>2008-10-05T01:07:00</dc:date>
            </office:change-info>
          </text:format-change>
        </text:changed-region>
        <text:changed-region text:id="ct158914360">
          <text:deletion>
            <office:change-info>
              <dc:creator>Ray Lischner</dc:creator>
              <dc:date>2008-10-05T01:09:00</dc:date>
            </office:change-info>
            <text:p text:style-name="Body_20_Text">stop</text:p>
          </text:deletion>
        </text:changed-region>
        <text:changed-region text:id="ct169280152">
          <text:insertion>
            <office:change-info>
              <dc:creator>Ray Lischner</dc:creator>
              <dc:date>2008-10-05T01:09:00</dc:date>
            </office:change-info>
          </text:insertion>
        </text:changed-region>
        <text:changed-region text:id="ct169190240">
          <text:deletion>
            <office:change-info>
              <dc:creator>Ray Lischner</dc:creator>
              <dc:date>2008-10-05T01:10:00</dc:date>
            </office:change-info>
            <text:p text:style-name="P2"><text:span text:style-name="T2">Notice also that I changed the type of </text:span><text:span text:style-name="Code_20_Inline"><text:span text:style-name="T2">N</text:span></text:span><text:span text:style-name="T2"> from </text:span><text:span text:style-name="Code_20_Inline"><text:span text:style-name="T2">int</text:span></text:span><text:span text:style-name="T2"> to </text:span><text:span text:style-name="Code_20_Inline"><text:span text:style-name="T2">unsigned</text:span></text:span><text:span text:style-name="T2">. Negative values of </text:span><text:span text:style-name="Code_20_Inline"><text:span text:style-name="T2">N</text:span></text:span><text:span text:style-name="T2"> are meaningless. The chances that a hapless programmer will try to use </text:span><text:span text:style-name="Code_20_Inline"><text:span text:style-name="T2">-1</text:span></text:span><text:span text:style-name="T2"> and end up with the maximum value of </text:span><text:span text:style-name="Code_20_Inline"><text:span text:style-name="T2">N</text:span></text:span><text:span text:style-name="T2"> is small, and the cost of checking </text:span><text:span text:style-name="Code_20_Inline"><text:span text:style-name="T2">N</text:span></text:span><text:span text:style-name="T2"> for validity is high</text:span><text:span text:style-name="T2"><office:annotation><dc:creator>FWG</dc:creator><dc:date>2008-09-23T00:00:00</dc:date><text:p>Perhaps I am being dense but I do not see </text:p><text:p>how the change helps unless the compiler</text:p><text:p>issues a diagnostic for -1 when used as an</text:p><text:p>argument for an unsigned int.</text:p><text:p>Note this is a clear example of where concept </text:p><text:p>based programming will be much easier.</text:p><text:p/><text:p>---- FWG, 23/09/2008, 12:11 ----</text:p><text:p/></office:annotation></text:span><text:span text:style-name="T2">. Template metaprogramming follows different rules than normal programming.</text:span></text:p>
            <text:p text:style-name="Body_20_Text"><text:span text:style-name="T2"/></text:p>
          </text:deletion>
        </text:changed-region>
        <text:changed-region text:id="ct169439312">
          <text:deletion>
            <office:change-info>
              <dc:creator>Ray Lischner</dc:creator>
              <dc:date>2008-10-05T01:11:00</dc:date>
            </office:change-info>
            <text:p text:style-name="Body_20_Text_20_Cont">Some compilers have a limited depth for t</text:p>
          </text:deletion>
        </text:changed-region>
        <text:changed-region text:id="ct169341432">
          <text:insertion>
            <office:change-info>
              <dc:creator>Ray Lischner</dc:creator>
              <dc:date>2008-10-05T01:11:00</dc:date>
            </office:change-info>
          </text:insertion>
        </text:changed-region>
        <text:changed-region text:id="ct169265168">
          <text:insertion>
            <office:change-info>
              <dc:creator>Ray Lischner</dc:creator>
              <dc:date>2008-10-05T01:11:00</dc:date>
            </office:change-info>
          </text:insertion>
        </text:changed-region>
        <text:changed-region text:id="ct169444944">
          <text:insertion>
            <office:change-info>
              <dc:creator>Ray Lischner</dc:creator>
              <dc:date>2008-10-05T01:13:00</dc:date>
            </office:change-info>
          </text:insertion>
        </text:changed-region>
        <text:changed-region text:id="ct169241384">
          <text:deletion>
            <office:change-info>
              <dc:creator>Ray Lischner</dc:creator>
              <dc:date>2008-10-05T01:11:00</dc:date>
            </office:change-info>
            <text:p text:style-name="Body_20_Text_20_Cont"><text:hidden-text text:condition="ooow:comment == 1" text:string-value="Yes, but see C++ Template Metaprogramming by Abrahams and Gurtovoy." text:is-hidden="true">Yes, but see C++ Template Metaprogramming by Abrahams and Gurtovoy.</text:hidden-text></text:p>
          </text:deletion>
        </text:changed-region>
        <text:changed-region text:id="ct169433752">
          <text:deletion>
            <office:change-info>
              <dc:creator>Ray Lischner</dc:creator>
              <dc:date>2008-10-05T01:13:00</dc:date>
            </office:change-info>
            <text:p text:style-name="Body_20_Text_20_Cont">so</text:p>
          </text:deletion>
        </text:changed-region>
        <text:changed-region text:id="ct169240544">
          <text:insertion>
            <office:change-info>
              <dc:creator>Ray Lischner</dc:creator>
              <dc:date>2008-10-05T01:13:00</dc:date>
            </office:change-info>
          </text:insertion>
        </text:changed-region>
        <text:changed-region text:id="ct176138816">
          <text:insertion>
            <office:change-info>
              <dc:creator>Ray Lischner</dc:creator>
              <dc:date>2008-10-06T21:45:00</dc:date>
            </office:change-info>
          </text:insertion>
        </text:changed-region>
        <text:changed-region text:id="ct163554712">
          <text:deletion>
            <office:change-info>
              <dc:creator>Ray Lischner</dc:creator>
              <dc:date>2008-10-06T21:45:00</dc:date>
            </office:change-info>
            <text:p text:style-name="Body_20_Text_20_Cont">a</text:p>
          </text:deletion>
        </text:changed-region>
        <text:changed-region text:id="ct174681840">
          <text:insertion>
            <office:change-info>
              <dc:creator>Ray Lischner</dc:creator>
              <dc:date>2008-10-06T21:45:00</dc:date>
            </office:change-info>
          </text:insertion>
        </text:changed-region>
        <text:changed-region text:id="ct169439488">
          <text:deletion>
            <office:change-info>
              <dc:creator>Ray Lischner</dc:creator>
              <dc:date>2008-10-05T01:13:00</dc:date>
            </office:change-info>
            <text:p text:style-name="Body_20_Text_20_Cont">important</text:p>
          </text:deletion>
        </text:changed-region>
        <text:changed-region text:id="ct158893208">
          <text:insertion>
            <office:change-info>
              <dc:creator>Ray Lischner</dc:creator>
              <dc:date>2008-10-05T01:13:00</dc:date>
            </office:change-info>
          </text:insertion>
        </text:changed-region>
        <text:changed-region text:id="ct169179720">
          <text:insertion>
            <office:change-info>
              <dc:creator>Ray Lischner</dc:creator>
              <dc:date>2008-10-05T01:14:00</dc:date>
            </office:change-info>
          </text:insertion>
        </text:changed-region>
        <text:changed-region text:id="ct169179944">
          <text:deletion>
            <office:change-info>
              <dc:creator>Ray Lischner</dc:creator>
              <dc:date>2008-10-05T01:14:00</dc:date>
            </office:change-info>
            <text:p text:style-name="Body_20_Text"><text:span text:style-name="T1">is probably not important because a 32-bit platform reaches the limit of </text:span><text:span text:style-name="Code_20_Inline"><text:span text:style-name="T1">power10&lt;N&gt;</text:span></text:span><text:span text:style-name="T1"> when </text:span><text:span text:style-name="Code_20_Inline"><text:span text:style-name="T1">N</text:span></text:span><text:span text:style-name="T1"> is only 9. On </text:span></text:p>
          </text:deletion>
        </text:changed-region>
        <text:changed-region text:id="ct169246056">
          <text:insertion>
            <office:change-info>
              <dc:creator>Ray Lischner</dc:creator>
              <dc:date>2008-10-05T01:14:00</dc:date>
            </office:change-info>
          </text:insertion>
        </text:changed-region>
        <text:changed-region text:id="ct169332552">
          <text:deletion>
            <office:change-info>
              <dc:creator>Ray Lischner</dc:creator>
              <dc:date>2008-10-05T01:15:00</dc:date>
            </office:change-info>
            <text:p text:style-name="Body_20_Text">the </text:p>
          </text:deletion>
        </text:changed-region>
        <text:changed-region text:id="ct169364648">
          <text:format-change>
            <office:change-info>
              <dc:creator>Ray Lischner</dc:creator>
              <dc:date>2008-10-05T01:16:00</dc:date>
            </office:change-info>
          </text:format-change>
        </text:changed-region>
        <text:changed-region text:id="ct169229320">
          <text:deletion>
            <office:change-info>
              <dc:creator>Ray Lischner</dc:creator>
              <dc:date>2008-10-05T01:17:00</dc:date>
            </office:change-info>
            <text:p text:style-name="Body_20_Text">data </text:p>
          </text:deletion>
        </text:changed-region>
        <text:changed-region text:id="ct169444456">
          <text:insertion>
            <office:change-info>
              <dc:creator>Ray Lischner</dc:creator>
              <dc:date>2008-10-05T01:17:00</dc:date>
            </office:change-info>
          </text:insertion>
        </text:changed-region>
        <text:changed-region text:id="ct169229528">
          <text:deletion>
            <office:change-info>
              <dc:creator>Ray Lischner</dc:creator>
              <dc:date>2008-10-05T01:17:00</dc:date>
            </office:change-info>
            <text:p text:style-name="Body_20_Text">, and initialize the data member in the class definition</text:p>
          </text:deletion>
        </text:changed-region>
        <text:changed-region text:id="ct169183816">
          <text:deletion>
            <office:change-info>
              <dc:creator>Ray Lischner</dc:creator>
              <dc:date>2008-10-05T01:18:00</dc:date>
            </office:change-info>
            <text:p text:style-name="Body_20_Text"><text:span text:style-name="T1">(</text:span></text:p>
          </text:deletion>
        </text:changed-region>
        <text:changed-region text:id="ct169263800">
          <text:deletion>
            <office:change-info>
              <dc:creator>Ray Lischner</dc:creator>
              <dc:date>2008-10-05T01:18:00</dc:date>
            </office:change-info>
            <text:p text:style-name="Body_20_Text"><text:span text:style-name="T1">)</text:span></text:p>
          </text:deletion>
        </text:changed-region>
        <text:changed-region text:id="ct174814720">
          <text:deletion>
            <office:change-info>
              <dc:creator>Ray Lischner</dc:creator>
              <dc:date>2008-10-05T01:19:00</dc:date>
            </office:change-info>
            <text:p text:style-name="P3">us, th</text:p>
          </text:deletion>
        </text:changed-region>
        <text:changed-region text:id="ct169544992">
          <text:deletion>
            <office:change-info>
              <dc:creator>Ray Lischner</dc:creator>
              <dc:date>2008-10-05T01:19:00</dc:date>
            </office:change-info>
            <text:p text:style-name="P3">constructor</text:p>
          </text:deletion>
        </text:changed-region>
        <text:changed-region text:id="ct169166272">
          <text:insertion>
            <office:change-info>
              <dc:creator>Ray Lischner</dc:creator>
              <dc:date>2008-10-05T01:19:00</dc:date>
            </office:change-info>
          </text:insertion>
        </text:changed-region>
        <text:changed-region text:id="ct169432992">
          <text:insertion>
            <office:change-info>
              <dc:creator>Ray Lischner</dc:creator>
              <dc:date>2008-10-05T01:20:00</dc:date>
            </office:change-info>
          </text:insertion>
        </text:changed-region>
      </text:tracked-changes>
      <text:variable-decls>
        <text:variable-decl office:value-type="float" text:name="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Exploration <text:variable-set text:name="chapter" office:value-type="float" office:value="67" style:data-style-name="N0">67</text:variable-set></text:p>
      <text:p text:style-name="Chapter_20_Title">Metaprogramming</text:p>
      <text:p text:style-name="Body_20_Text_20_First">Metaprogramming is writing code that runs at compile time. This exploration just touches the surface of metaprogramming. If you want to learn more, see <text:span text:style-name="T6">Modern C++ Programming</text:span><text:span text:style-name="T1">, by Andrei Alexandrescu </text:span><text:change-start text:change-id="ct169248456"/><text:span text:style-name="T1">(Addison-Wesley, 2001) </text:span><text:change-end text:change-id="ct169248456"/><text:span text:style-name="T1">and </text:span><text:span text:style-name="T6">C++ Template Metaprogramming</text:span><text:span text:style-name="T1">, by David Abrahams and Aleksey Gurtovoy</text:span><text:change-start text:change-id="ct158905088"/><text:span text:style-name="T1"> (Addison-Wesley, 2005)</text:span><text:change-end text:change-id="ct158905088"/><text:span text:style-name="T1">.</text:span></text:p>
      <text:p text:style-name="P7">Compile-time Programming</text:p>
      <text:p text:style-name="P1">The simple definition of a metaprogram is code that runs at compile time. The compiler compiles and runs the metaprogram when it compiles the normal program. In C++, metaprograms are written using templates. Unfortunately, templates were not designed for compile-time programming, so the syntax is contorted, and the semantics are limited. Nonetheless, metaprogramming is a useful technique for the advanced C++ programmer.<text:change text:change-id="ct164614672"/><office:annotation><dc:creator>FWG</dc:creator><dc:date>2008-09-23T00:00:00</dc:date><text:p>It is the belief of those responsible that </text:p><text:p>metaprogramming in the coming release </text:p><text:p>of the C++ Standard will be much better</text:p><text:p>supported and that many of the current </text:p><text:p>methods will be either discarded (e.g.</text:p><text:p>compile time asserts will make the current</text:p><text:p>hack no longer necessary) or substantially</text:p><text:p>changed.</text:p><text:p/><text:p>---- FWG, 23/09/2008, 12:03 ----</text:p><text:p/></office:annotation></text:p>
      <text:p text:style-name="P3">Many experienced C++ programmers will not approach metaprogramming out of fear of its complexities and difficulties. I don’t blame them. It is a difficult subject, but one with rich rewards for those who dare to tackle it.</text:p>
      <text:p text:style-name="P3">Another reason some accomplished C++ programmers avoid template metaprogramming is that it requires a different style of programming, namely functional programming. That is, the language has no variables to store the metaprogram’s state—only functions. In a metaprogram, a template serves the role of the function.</text:p>
      <text:p text:style-name="Body_20_Text"><text:span text:style-name="T1">This </text:span><text:change text:change-id="ct169341632"/><text:change-start text:change-id="ct169175008"/><text:span text:style-name="T1">Exploration</text:span><text:change-end text:change-id="ct169175008"/><text:span text:style-name="T1"> introduces the topic, so you can see what it’s all about, but it doesn’t teach you enough to run off and program a video game as a metaprogram.</text:span></text:p>
      <text:p text:style-name="P7">Template Specialization</text:p>
      <text:p text:style-name="Body_20_Text_20_First">The key to metaprogramming lies in template specialization. Although some metaprogramming examples are mere freak shows, other examples are seriously useful.</text:p>
      <text:p text:style-name="Body_20_Text">Recall the <text:span text:style-name="Code_20_Inline">fixed</text:span> class template from Exploration 49. That implementation of <text:span text:style-name="Code_20_Inline">fixed </text:span>relied on static constants <text:span text:style-name="Code_20_Inline">places</text:span> and <text:span text:style-name="Code_20_Inline">places10</text:span>, but only <text:change-start text:change-id="ct158935160"/><text:span text:style-name="Code_20_Inline">places</text:span><text:change-end text:change-id="ct158935160"/> could be initialized with a compile-time constant. The trick is to determine how to initialize <text:span text:style-name="Code_20_Inline">places10</text:span> with a compile-time constant. Somehow, you need to compute <text:span text:style-name="Code_20_Inline">10</text:span><text:span text:style-name="Code_20_Inline"><text:span text:style-name="T7">places</text:span></text:span> at compile time. It turns out you can do that with template metaprogramming. See Listing <text:variable-get text:name="chapter" office:value-type="float" style:data-style-name="N0">67</text:variable-get>-<text:reference-ref text:reference-format="text" text:ref-name="fixed_code">1</text:reference-ref> for an excerpt of the <text:span text:style-name="Code_20_Inline">fixed </text:span>class template.</text:p>
      <text:p text:style-name="Code_20_Caption"><text:hidden-text text:condition="ooow:" text:string-value=".func" text:is-hidden="true"/>Listing <text:variable-get text:name="chapter" office:value-type="float" style:data-style-name="N0">67</text:variable-get>-<text:reference-mark-start text:name="fixed_code"/><text:sequence text:ref-name="refText0" text:name="Text" text:formula="ooow:Text+1" style:num-format="1">1</text:sequence><text:reference-mark-end text:name="fixed_code"/>. Excerpt of the <text:span text:style-name="Code_20_Inline">fixed</text:span> class template</text:p>
      <text:p text:style-name="Code_20_First">template&lt;class T, int N&gt;</text:p>
      <text:p text:style-name="Code">class fixed</text:p>
      <text:p text:style-name="Code">{</text:p>
      <text:p text:style-name="Code">public:</text:p>
      <text:p text:style-name="Code"><text:s text:c="2"/>typedef T value_type;</text:p>
      <text:p text:style-name="Code"><text:soft-page-break/><text:s text:c="2"/>static T const places = N;</text:p>
      <text:p text:style-name="Code_20_Bold"><text:s text:c="2"/>static T const places10 = power10&lt;N&gt;::value;</text:p>
      <text:p text:style-name="Code"/>
      <text:p text:style-name="Code"><text:s text:c="2"/>fixed() : value_(0) {}</text:p>
      <text:p text:style-name="Code"><text:s text:c="2"/>fixed(value_type integer) : value_(integer * places10) {}</text:p>
      <text:p text:style-name="Code"/>
      <text:p text:style-name="Code"><text:s text:c="2"/>value_type integer() const { return value() / places10; }</text:p>
      <text:p text:style-name="Code"><text:s text:c="2"/>value_type fraction() const;</text:p>
      <text:p text:style-name="Code"><text:s text:c="2"/>value_type value() const { return value_; }</text:p>
      <text:p text:style-name="Code">private:</text:p>
      <text:p text:style-name="Code"><text:s text:c="2"/>value_type value_;</text:p>
      <text:p text:style-name="Code">};</text:p>
      <text:p text:style-name="Code"/>
      <text:p text:style-name="Code">template&lt;class T, int N&gt;</text:p>
      <text:p text:style-name="Code">typename fixed&lt;T, N&gt;::value_type fixed&lt;T, N&gt;::fraction()</text:p>
      <text:p text:style-name="Code">const</text:p>
      <text:p text:style-name="Code">{</text:p>
      <text:p text:style-name="Code"><text:s text:c="2"/>return std::abs(value()) % places10;</text:p>
      <text:p text:style-name="Code_20_Last">}</text:p>
      <text:p text:style-name="Body_20_Text_20_Cont">The interesting part is <text:span text:style-name="Code_20_Inline">power10&lt;N&gt;::value</text:span>. Clearly, <text:span text:style-name="Code_20_Inline">power10</text:span> is a template, and the template argument is <text:span text:style-name="Code_20_Inline">N</text:span>. Somehow, this template raises 10 to the <text:span text:style-name="Code_20_Inline">N</text:span>th power and uses it to initialize a compile-time constant data member, <text:span text:style-name="Code_20_Inline">value</text:span>.</text:p>
      <text:p text:style-name="Body_20_Text">Here’s a hint: template metaprograming is a form of functional programming, so think in terms of recursion instead of iteration. Thus, the primary template for <text:span text:style-name="Code_20_Inline">power10</text:span> is recursive, so <text:span text:style-name="Code_20_Inline">power10&lt;N&gt;::value</text:span> is equal to 10 times <text:span text:style-name="Code_20_Inline">power10&lt;N</text:span> <text:span text:style-name="Code_20_Inline">-</text:span> <text:span text:style-name="Code_20_Inline">1&gt;::value</text:span>. That’s no so hard, is it?</text:p>
      <text:p text:style-name="Body_20_Text">Every recursive algorithm has to <text:change text:change-id="ct158914360"/><text:change-start text:change-id="ct169280152"/>terminate<text:change-end text:change-id="ct169280152"/>. When computing a power, the base case is when the exponent is zero: 10<text:span text:style-name="T7">0</text:span> is 1. Define the base case as an explicit specialization. It’s that simple, as you can see in Listing <text:variable-get text:name="chapter" office:value-type="float" style:data-style-name="N0">67</text:variable-get>-<text:reference-ref text:reference-format="text" text:ref-name="pow10_simple_code">2</text:reference-ref>.</text:p>
      <text:p text:style-name="Code_20_Caption"><text:hidden-text text:condition="ooow:" text:string-value=".func" text:is-hidden="true"/>Listing <text:variable-get text:name="chapter" office:value-type="float" style:data-style-name="N0">67</text:variable-get>-<text:reference-mark-start text:name="pow10_simple_code"/><text:sequence text:ref-name="refText1" text:name="Text" text:formula="ooow:Text+1" style:num-format="1">2</text:sequence><text:reference-mark-end text:name="pow10_simple_code"/>. Simple implementation of the <text:span text:style-name="Code_20_Inline">power10</text:span> class template</text:p>
      <text:p text:style-name="Code_20_First">template&lt;unsigned N&gt;</text:p>
      <text:p text:style-name="Code">struct power10</text:p>
      <text:p text:style-name="Code">{</text:p>
      <text:p text:style-name="Code"><text:s text:c="2"/>enum t { value = 10 * power10&lt;N – 1&gt;::value };</text:p>
      <text:p text:style-name="Code">};</text:p>
      <text:p text:style-name="Code"/>
      <text:p text:style-name="Code">template&lt;&gt;</text:p>
      <text:p text:style-name="Code">struct power10&lt;0&gt;</text:p>
      <text:p text:style-name="Code">{</text:p>
      <text:p text:style-name="Code"><text:s text:c="2"/>enum t { value = 1 };</text:p>
      <text:p text:style-name="Code_20_Last">};</text:p>
      <text:p text:style-name="P6"><text:span text:style-name="T2">Notice the use of </text:span><text:span text:style-name="Code_20_Inline"><text:span text:style-name="T2">enum</text:span></text:span><text:span text:style-name="T2"> to define </text:span><text:span text:style-name="Code_20_Inline"><text:span text:style-name="T2">value</text:span></text:span><text:span text:style-name="T2">. One advantage of using </text:span><text:span text:style-name="Code_20_Inline"><text:span text:style-name="T2">enum</text:span></text:span><text:span text:style-name="T2"> instead of a </text:span><text:span text:style-name="Code_20_Inline"><text:span text:style-name="T2">static</text:span></text:span><text:span text:style-name="T2"> </text:span><text:span text:style-name="Code_20_Inline"><text:span text:style-name="T2">const</text:span></text:span><text:span text:style-name="T2"> data member is that </text:span><text:span text:style-name="Code_20_Inline"><text:span text:style-name="T2">enum</text:span></text:span><text:span text:style-name="T2"> does not require a separate definition of the data member. When using </text:span><text:span text:style-name="Code_20_Inline"><text:span text:style-name="T2">enum</text:span></text:span><text:span text:style-name="T2">, be sure to provide a name for the enumerated type. Template type parameters must be named, and you never know where you will want to use </text:span><text:span text:style-name="Code_20_Inline"><text:span text:style-name="T2">value</text:span></text:span><text:span text:style-name="T2">. The name isn’t important because its scope is limited to the </text:span><text:span text:style-name="Code_20_Inline"><text:span text:style-name="T2">power10</text:span></text:span><text:span text:style-name="T2"> class template, so I just use </text:span><text:span text:style-name="Code_20_Inline"><text:span text:style-name="T2">t</text:span></text:span><text:span text:style-name="T2">, for type.</text:span></text:p>
      <text:p text:style-name="Body_20_Text"><text:change text:change-id="ct169190240"/><text:span text:style-name="T8">Write a program to test the </text:span><text:span text:style-name="Code_20_Inline"><text:span text:style-name="T8">power10</text:span></text:span><text:span text:style-name="T8"> class template.</text:span><text:span text:style-name="T2"> My test program is in Listing </text:span><text:span text:style-name="T2"><text:variable-get text:name="chapter" office:value-type="float" style:data-style-name="N0">67</text:variable-get></text:span><text:span text:style-name="T2">-</text:span><text:span text:style-name="T2"><text:reference-ref text:reference-format="text" text:ref-name="test_pow10_code">3</text:reference-ref></text:span><text:span text:style-name="T2">.</text:span></text:p>
      <text:p text:style-name="Code_20_Caption"><text:soft-page-break/>Listing <text:variable-get text:name="chapter" office:value-type="float" style:data-style-name="N0">67</text:variable-get>-<text:reference-mark-start text:name="test_pow10_code"/><text:sequence text:ref-name="refText2" text:name="Text" text:formula="ooow:Text+1" style:num-format="1">3</text:sequence><text:reference-mark-end text:name="test_pow10_code"/>. Testing the <text:span text:style-name="Code_20_Inline">power10</text:span> class template</text:p>
      <text:p text:style-name="Code_20_First">#include "power10.hpp"</text:p>
      <text:p text:style-name="Code">#include "test.hpp"</text:p>
      <text:p text:style-name="Code"/>
      <text:p text:style-name="Code">int main()</text:p>
      <text:p text:style-name="Code">{</text:p>
      <text:p text:style-name="Code"><text:s text:c="2"/>test(power10&lt;0&gt;::value == 1);</text:p>
      <text:p text:style-name="Code"><text:s text:c="2"/>test(power10&lt;1&gt;::value == 10);</text:p>
      <text:p text:style-name="Code"><text:s text:c="2"/>test(power10&lt;2&gt;::value == 100);</text:p>
      <text:p text:style-name="Code"><text:s text:c="2"/>test(power10&lt;3&gt;::value == 1000);</text:p>
      <text:p text:style-name="Code"><text:s text:c="2"/>test(power10&lt;9&gt;::value == 1000000000);</text:p>
      <text:p text:style-name="Code_20_Last">}</text:p>
      <text:p text:style-name="Body_20_Text_20_Cont"><text:change text:change-id="ct169439312"/><text:change-start text:change-id="ct169341432"/>T<text:change-end text:change-id="ct169341432"/>emplate recursion<text:change-start text:change-id="ct169265168"/> can stress a compiler. The<text:change-end text:change-id="ct169265168"/><text:change-start text:change-id="ct169444944"/> <text:span text:style-name="Code_20_Inline">power10</text:span> template is unlikely to run into any limitations<text:change-end text:change-id="ct169444944"/><office:annotation><dc:creator>FWG</dc:creator><dc:date>2008-09-23T00:00:00</dc:date><text:p>No, they all have either explicitly or implicitly</text:p><text:p>resource exhaustion will cut in at some time.</text:p><text:p>The current standard requires that compilers</text:p><text:p>support at least 17 levels in templates.</text:p><text:p>---- FWG, 23/09/2008, 12:13 ----</text:p><text:p/><text:p>---- FWG, 23/09/2008, 12:15 ----</text:p><text:p/></office:annotation><text:change text:change-id="ct169241384"/>, <text:change text:change-id="ct169433752"/><text:change-start text:change-id="ct169240544"/>but<text:change-end text:change-id="ct169240544"/> <text:change-start text:change-id="ct176138816"/>the compiler limits the recursion depth, and some metaprograms hit that limit all too easily. <text:change-end text:change-id="ct176138816"/><text:change text:change-id="ct163554712"/><text:change-start text:change-id="ct174681840"/>A<text:change-end text:change-id="ct174681840"/>ny reduction in recursion depth can be <text:change text:change-id="ct169439488"/><text:change-start text:change-id="ct158893208"/>helpful<text:change-end text:change-id="ct158893208"/>, possibly the difference between successful compilation and abandoning that compiler. <text:span text:style-name="T8">Can you see how to improve the </text:span><text:span text:style-name="Code_20_Inline"><text:span text:style-name="T8">power10</text:span></text:span><text:span text:style-name="T8"> implementation?</text:span><text:span text:style-name="T2"> ~SSS </text:span><text:span text:style-name="T8">If so, how?</text:span></text:p>
      <text:p text:style-name="Body_20_Text_20_First">~LLL</text:p>
      <text:p text:style-name="Body_20_Text_20_First">~LLL</text:p>
      <text:p text:style-name="Body_20_Text"><text:span text:style-name="T1">Instead of multiplying by 10 each time the template recurses, square the value and divide </text:span><text:span text:style-name="Code_20_Inline"><text:span text:style-name="T1">N</text:span></text:span><text:span text:style-name="T1"> by </text:span><text:span text:style-name="Code_20_Inline"><text:span text:style-name="T1">2</text:span></text:span><text:span text:style-name="T1">. Instead of a recursion depth of </text:span><text:span text:style-name="Code_20_Inline"><text:span text:style-name="T1">N</text:span></text:span><text:span text:style-name="T1">, the depth becomes log </text:span><text:span text:style-name="Code_20_Inline"><text:span text:style-name="T1">N</text:span></text:span><text:span text:style-name="T1">. In this particular case, the difference </text:span><text:change-start text:change-id="ct169179720"/><text:span text:style-name="T1">becomes important with large values of </text:span><text:span text:style-name="Code_20_Inline"><text:span text:style-name="T1">N</text:span></text:span><text:span text:style-name="T1"> on </text:span><text:change-end text:change-id="ct169179720"/><text:change text:change-id="ct169179944"/><text:span text:style-name="T1">a 64-bit platform</text:span><text:change-start text:change-id="ct169246056"/><text:span text:style-name="T1">. If </text:span><text:span text:style-name="Code_20_Inline"><text:span text:style-name="T1">N</text:span></text:span><text:span text:style-name="T1"> is large enough</text:span><text:change-end text:change-id="ct169246056"/><text:span text:style-name="T1">, or with a different metaprogram, substituting an </text:span><text:span text:style-name="T6">O</text:span><text:span text:style-name="T1">(log </text:span><text:span text:style-name="T6">N</text:span><text:span text:style-name="T1">) algorithm for an </text:span><text:span text:style-name="T6">O</text:span><text:span text:style-name="T1">(</text:span><text:span text:style-name="T6">N</text:span><text:span text:style-name="T1">) algorithm can be a huge win. Implementing the improved version of </text:span><text:span text:style-name="Code_20_Inline"><text:span text:style-name="T1">power10</text:span></text:span><text:span text:style-name="T1"> requires partial template specialization.</text:span></text:p>
      <text:p text:style-name="Heading_20_1">Partial Specialization</text:p>
      <text:p text:style-name="Body_20_Text_20_First">Template metaprogramming often requires partial specialization. As I discussed in the previous section, substituting an <text:span text:style-name="T6">O</text:span>(log <text:span text:style-name="T6">N</text:span>) algorithm for a <text:span text:style-name="T6">O</text:span>(<text:span text:style-name="T6">N</text:span>) algorithm can sometimes make the difference between successful compilation and breaking a compiler.</text:p>
      <text:p text:style-name="Body_20_Text">The plan is to compute <text:change text:change-id="ct169332552"/>10 raised to the <text:span text:style-name="Code_20_Inline">N</text:span>th power: if <text:span text:style-name="Code_20_Inline">N</text:span> is even, square the result of <text:span text:style-name="Code_20_Inline">power10&lt;N</text:span> <text:span text:style-name="Code_20_Inline">/</text:span> <text:span text:style-name="Code_20_Inline">2&gt;::value</text:span>. If <text:span text:style-name="Code_20_Inline">N</text:span> is odd, multiply <text:span text:style-name="Code_20_Inline">power10&lt;N</text:span> <text:span text:style-name="Code_20_Inline">-</text:span> <text:span text:style-name="Code_20_Inline">1&gt;::value</text:span> by 10. Define the base case of <text:span text:style-name="Code_20_Inline">power10&lt;0&gt;::value</text:span> as <text:span text:style-name="Code_20_Inline">1</text:span>. All you need to do is to figure out how to squeeze an <text:span text:style-name="Code_20_Inline">if</text:span> statement into a template specialization.</text:p>
      <text:p text:style-name="Body_20_Text">Hmm. Tricky, isn’t it? Remember that template metaprogramming is all about specialization. Thus, conditions are also implemented using specialization.</text:p>
      <text:p text:style-name="Body_20_Text">Define an auxiliary template, say, <text:span text:style-name="Code_20_Inline">power10_aux</text:span>, that has two parameters: <text:span text:style-name="Code_20_Inline">N</text:span> and a <text:span text:style-name="Code_20_Inline">bool</text:span> parameter to indicate whether <text:span text:style-name="Code_20_Inline">N</text:span> is even. At first, the second parameter appears to be redundant. You can always determine whether a number is even, so the parameter offers no new information. That is true. What the second parameter offers is an opportunity for partial specialization. In this case, you need two templates, so arbitrarily pick the primary template to be even or odd. Let’s say odd. Thus, the primary template computes the power of 10 for an <text:soft-page-break/>odd number, and the partial specialization kicks in only when the second template argument is true, and it compute the power of 10 for an even number. Listing <text:variable-get text:name="chapter" office:value-type="float" style:data-style-name="N0">67</text:variable-get>-<text:reference-ref text:reference-format="text" text:ref-name="power10_code">4</text:reference-ref> shows the details.</text:p>
      <text:p text:style-name="Code_20_Caption"><text:hidden-text text:condition="ooow:" text:string-value=".func" text:is-hidden="true"/>Listing <text:variable-get text:name="chapter" office:value-type="float" style:data-style-name="N0">67</text:variable-get>-<text:reference-mark-start text:name="power10_code"/><text:sequence text:ref-name="refText3" text:name="Text" text:formula="ooow:Text+1" style:num-format="1">4</text:sequence><text:reference-mark-end text:name="power10_code"/>. Computing a power of 10 efficiently</text:p>
      <text:p text:style-name="Code_20_First">template&lt;int N&gt;</text:p>
      <text:p text:style-name="Code">struct power10; // forward declaration</text:p>
      <text:p text:style-name="Code"/>
      <text:p text:style-name="Code">template&lt;int N&gt;</text:p>
      <text:p text:style-name="Code">struct square</text:p>
      <text:p text:style-name="Code">{</text:p>
      <text:p text:style-name="Code"><text:s text:c="2"/>enum t { value = N * N };</text:p>
      <text:p text:style-name="Code">};</text:p>
      <text:p text:style-name="Code"/>
      <text:p text:style-name="Code">template&lt;int N, bool Even&gt;</text:p>
      <text:p text:style-name="Code">struct power10_aux</text:p>
      <text:p text:style-name="Code">{</text:p>
      <text:p text:style-name="Code"><text:s text:c="2"/>enum t { value = 10 * power10&lt;N – 1&gt;::value };</text:p>
      <text:p text:style-name="Code">};</text:p>
      <text:p text:style-name="Code"/>
      <text:p text:style-name="Code">template&lt;int N&gt;</text:p>
      <text:p text:style-name="Code">struct power10_aux&lt;N, true&gt;</text:p>
      <text:p text:style-name="Code">{</text:p>
      <text:p text:style-name="Code"><text:s text:c="2"/>enum t { value = square&lt;power10&lt;N / 2&gt;::value&gt;::value };</text:p>
      <text:p text:style-name="Code">};</text:p>
      <text:p text:style-name="Code"/>
      <text:p text:style-name="Code">template&lt;int N&gt;</text:p>
      <text:p text:style-name="Code">struct power10</text:p>
      <text:p text:style-name="Code">{</text:p>
      <text:p text:style-name="Code"><text:s text:c="2"/>enum t { value = power10_aux&lt;N, N % 2 == 0&gt;::value };</text:p>
      <text:p text:style-name="Code_20_Last">};</text:p>
      <text:p text:style-name="Body_20_Text_20_Cont">The first declaration is a <text:change-start text:change-id="ct169364648"/><text:span text:style-name="T1">forward declaration</text:span><text:change-end text:change-id="ct169364648"/>, telling the compiler that <text:span text:style-name="Code_20_Inline">power10</text:span> is the name of a class template. Note that it is a declaration, not a definition. You need to supply the definition later, but by declaring the name early, you can use it in the <text:span text:style-name="Code_20_Inline">power10_aux</text:span> template.</text:p>
      <text:p text:style-name="Body_20_Text">The compiler needs a complete type when it instantiates the template, but not when you are defining the template. That’s why <text:span text:style-name="Code_20_Inline">power10_aux</text:span> can refer to the value member of <text:span text:style-name="Code_20_Inline">power10</text:span> even before <text:span text:style-name="Code_20_Inline">power10</text:span> has been defined.</text:p>
      <text:p text:style-name="Body_20_Text">One difficulty I had when I first attempted metaprogramming was that I kept forgetting the <text:span text:style-name="Code_20_Inline">::value</text:span> parts. I fell into the trap of thinking of <text:span text:style-name="Code_20_Inline">power10</text:span> as a kind of compile-time “function.” That’s how we’re using it, but it’s not a real function. It’s a class, and a class doesn’t have a value. The only way to get a value out of a class is to declare a <text:change text:change-id="ct169229320"/>member<text:change-start text:change-id="ct169444456"/>: a compile-time constant data member or a member enumerated type<text:change-end text:change-id="ct169444456"/><text:change text:change-id="ct169229528"/>. By convention, I always use the same name, <text:span text:style-name="Code_20_Inline">value</text:span>, so I can mix and match all my metaprogramming class templates without confusion.</text:p>
      <text:p text:style-name="Body_20_Text">Most programmers don’t spend much time metaprogramming, but there are a number of situations when it can be extremely helpful, especially for library writers. For extra credit, complete the job started in Exploration 49, and finish converting the <text:span text:style-name="Code_20_Inline">fixed</text:span> class to a template with two parameters: a base type, and the number of places after the decimal point. Use the new <text:span text:style-name="Code_20_Inline">power10</text:span> class template to help. This is actually quite a big job, with some subtle pitfalls. If you have difficulty, consult Listing <text:variable-get text:name="chapter" office:value-type="float" style:data-style-name="N0">67</text:variable-get>-<text:reference-ref text:reference-format="text" text:ref-name="fixed_template_code">5</text:reference-ref>, which shows the class definition and free <text:soft-page-break/>function declarations. If you still have trouble, grab the entire <text:span text:style-name="T6">fixed.hpp</text:span> file from the book’s web site.</text:p>
      <text:p text:style-name="Code_20_Caption"><text:hidden-text text:condition="ooow:" text:string-value=".func" text:is-hidden="true"/>Listing <text:variable-get text:name="chapter" office:value-type="float" style:data-style-name="N0">67</text:variable-get>-<text:reference-mark-start text:name="fixed_template_code"/><text:sequence text:ref-name="refText4" text:name="Text" text:formula="ooow:Text+1" style:num-format="1">5</text:sequence><text:reference-mark-end text:name="fixed_template_code"/>. The <text:span text:style-name="Code_20_Inline">fixed</text:span> class template</text:p>
      <text:p text:style-name="Code_20_First">#ifndef FIXED_HPP_</text:p>
      <text:p text:style-name="Code">#define FIXED_HPP_</text:p>
      <text:p text:style-name="Code"/>
      <text:p text:style-name="Code">#include &lt;iomanip&gt;</text:p>
      <text:p text:style-name="Code">#include &lt;istream&gt;</text:p>
      <text:p text:style-name="Code">#include &lt;ostream&gt;</text:p>
      <text:p text:style-name="Code">#include &lt;sstream&gt;</text:p>
      <text:p text:style-name="Code">#include &lt;string&gt;</text:p>
      <text:p text:style-name="Code">#include &lt;stdexcept&gt;</text:p>
      <text:p text:style-name="Code"/>
      <text:p text:style-name="Code">#include "iosaver.hpp"</text:p>
      <text:p text:style-name="Code">#include "power10.hpp"</text:p>
      <text:p text:style-name="Code"/>
      <text:p text:style-name="Code">template&lt;class T=long, int N=4&gt;</text:p>
      <text:p text:style-name="Code">class fixed</text:p>
      <text:p text:style-name="Code">{</text:p>
      <text:p text:style-name="Code">public:</text:p>
      <text:p text:style-name="Code"><text:s text:c="2"/>class fixed_error : std::runtime_error</text:p>
      <text:p text:style-name="Code"><text:s text:c="2"/>{</text:p>
      <text:p text:style-name="Code"><text:s text:c="2"/>public:</text:p>
      <text:p text:style-name="Code"><text:s text:c="4"/>fixed_error(std::string const&amp; arg) : runtime_error(arg) {}</text:p>
      <text:p text:style-name="Code"><text:s text:c="2"/>};</text:p>
      <text:p text:style-name="Code"><text:s text:c="2"/>typedef T value_type; <text:s text:c="29"/>///&lt; Type of the actual value</text:p>
      <text:p text:style-name="Code"><text:s text:c="2"/>static int const places = N; <text:s text:c="22"/>///&lt; number of decimal places</text:p>
      <text:p text:style-name="Code"><text:s text:c="2"/>static value_type const places10 = power10&lt;N&gt;::value; <text:s/>///&lt; 10&lt;sup&gt;places&lt;/sup&gt;</text:p>
      <text:p text:style-name="Code"/>
      <text:p text:style-name="Code"><text:s text:c="2"/>fixed();</text:p>
      <text:p text:style-name="Code"><text:s text:c="2"/>fixed(value_type integer);</text:p>
      <text:p text:style-name="Code"><text:s text:c="2"/>fixed(value_type integer, value_type fraction);</text:p>
      <text:p text:style-name="Code"><text:s text:c="2"/>fixed(double value);</text:p>
      <text:p text:style-name="Code"><text:s text:c="2"/>template&lt;class U, int M&gt;</text:p>
      <text:p text:style-name="Code"><text:s text:c="2"/>fixed(fixed&lt;U, M&gt; const&amp; rhs);</text:p>
      <text:p text:style-name="Code"/>
      <text:p text:style-name="Code"><text:s text:c="2"/>template&lt;class U, int M&gt;</text:p>
      <text:p text:style-name="Code"><text:s text:c="2"/>fixed&amp; operator=(fixed&lt;U, M&gt; rhs);</text:p>
      <text:p text:style-name="Code"/>
      <text:p text:style-name="Code"><text:s text:c="2"/>std::string as_string() const;</text:p>
      <text:p text:style-name="Code"><text:s text:c="2"/>bool read(std::istream&amp; strm);</text:p>
      <text:p text:style-name="Code"><text:s text:c="2"/>/// Convert to some other type, especially floating point.</text:p>
      <text:p text:style-name="Code"><text:s text:c="2"/>template&lt;class U&gt;</text:p>
      <text:p text:style-name="Code"><text:s text:c="2"/>U convert() const;</text:p>
      <text:p text:style-name="Code"/>
      <text:p text:style-name="Code"><text:s text:c="2"/>/// Round off to the nearest integer.</text:p>
      <text:p text:style-name="Code"><text:s text:c="2"/>value_type round() const;</text:p>
      <text:p text:style-name="Code"/>
      <text:p text:style-name="Code"><text:s text:c="2"/>/// Return the integer part (without rounding).</text:p>
      <text:p text:style-name="Code"><text:s text:c="2"/>value_type integer() const;</text:p>
      <text:p text:style-name="Code"><text:s text:c="2"/>/// Return the fraction part to @p M decimal places.</text:p>
      <text:p text:style-name="Code"><text:s text:c="2"/>template&lt;int M&gt;</text:p>
      <text:p text:style-name="Code"><text:soft-page-break/><text:s text:c="2"/>value_type fraction() const;</text:p>
      <text:p text:style-name="Code"><text:s text:c="2"/>/// Return the fraction part to @p N (or @p places ) decimal places.</text:p>
      <text:p text:style-name="Code"><text:s text:c="2"/>value_type fraction() const { return fraction&lt;places&gt;(); }</text:p>
      <text:p text:style-name="Code"/>
      <text:p text:style-name="Code"><text:s text:c="2"/>fixed&amp; operator+=(fixed f);</text:p>
      <text:p text:style-name="Code"><text:s text:c="2"/>fixed&amp; operator-=(fixed f);</text:p>
      <text:p text:style-name="Code"><text:s text:c="2"/>fixed&amp; operator*=(fixed f);</text:p>
      <text:p text:style-name="Code"><text:s text:c="2"/>fixed&amp; operator/=(fixed f);</text:p>
      <text:p text:style-name="Code"/>
      <text:p text:style-name="Code"><text:s text:c="2"/>fixed&amp; operator+=(T i);</text:p>
      <text:p text:style-name="Code"><text:s text:c="2"/>fixed&amp; operator-=(T i);</text:p>
      <text:p text:style-name="Code"><text:s text:c="2"/>fixed&amp; operator*=(T i);</text:p>
      <text:p text:style-name="Code"><text:s text:c="2"/>fixed&amp; operator/=(T i);</text:p>
      <text:p text:style-name="Code"/>
      <text:p text:style-name="Code"><text:s text:c="2"/>void negate();</text:p>
      <text:p text:style-name="Code"/>
      <text:p text:style-name="Code"><text:s text:c="2"/>fixed&amp; operator++();</text:p>
      <text:p text:style-name="Code"><text:s text:c="2"/>fixed operator++(int);</text:p>
      <text:p text:style-name="Code"><text:s text:c="2"/>fixed&amp; operator--();</text:p>
      <text:p text:style-name="Code"><text:s text:c="2"/>fixed operator--(int);</text:p>
      <text:p text:style-name="Code"/>
      <text:p text:style-name="Code"><text:s text:c="2"/>/// Return the internal value.</text:p>
      <text:p text:style-name="Code"><text:s text:c="2"/>value_type value();</text:p>
      <text:p text:style-name="Code"/>
      <text:p text:style-name="Code">private:</text:p>
      <text:p text:style-name="Code"><text:s text:c="2"/>value_type reduce(value_type frac);</text:p>
      <text:p text:style-name="Code"><text:s text:c="2"/>value_type make_value(value_type integer, value_type fraction);</text:p>
      <text:p text:style-name="Code"><text:s text:c="2"/>value_type value_;</text:p>
      <text:p text:style-name="Code">};</text:p>
      <text:p text:style-name="Code"/>
      <text:p text:style-name="Code"/>
      <text:p text:style-name="Code">/// Negate a fixed value</text:p>
      <text:p text:style-name="Code">template&lt;class T, int N&gt;</text:p>
      <text:p text:style-name="Code">fixed&lt;T,N&gt; operator-(fixed&lt;T,N&gt; a);</text:p>
      <text:p text:style-name="Code"/>
      <text:p text:style-name="Code">template&lt;class T, int N&gt;</text:p>
      <text:p text:style-name="Code">std::istream&amp; operator&gt;&gt;(std::istream&amp; strm, fixed&lt;T,N&gt;&amp; f);</text:p>
      <text:p text:style-name="Code"/>
      <text:p text:style-name="Code">/// Write a fixed value</text:p>
      <text:p text:style-name="Code">template&lt;class T, int N&gt;</text:p>
      <text:p text:style-name="Code">std::ostream&amp; operator&lt;&lt;(std::ostream&amp; strm, fixed&lt;T,N&gt; f);</text:p>
      <text:p text:style-name="Code"/>
      <text:p text:style-name="Code">/// Add fixed values</text:p>
      <text:p text:style-name="Code">template&lt;class T, int N&gt; fixed&lt;T,N&gt; operator+(fixed&lt;T,N&gt; a, fixed&lt;T,N&gt; b);</text:p>
      <text:p text:style-name="Code">template&lt;class T, int N&gt; fixed&lt;T,N&gt; operator+(fixed&lt;T,N&gt; a, T b);</text:p>
      <text:p text:style-name="Code">template&lt;class T, int N&gt; fixed&lt;T,N&gt; operator+(T a, fixed&lt;T,N&gt; b);</text:p>
      <text:p text:style-name="Code"/>
      <text:p text:style-name="Code">/// Subtract fixed values</text:p>
      <text:p text:style-name="Code">template&lt;class T, int N&gt; fixed&lt;T,N&gt; operator-(fixed&lt;T,N&gt; a, fixed&lt;T,N&gt; b);</text:p>
      <text:p text:style-name="Code">template&lt;class T, int N&gt; fixed&lt;T,N&gt; operator-(fixed&lt;T,N&gt; a, T b);</text:p>
      <text:p text:style-name="Code">template&lt;class T, int N&gt; fixed&lt;T,N&gt; operator-(T a, fixed&lt;T,N&gt; b);</text:p>
      <text:p text:style-name="Code"/>
      <text:p text:style-name="Code">/// Multiply fixed values</text:p>
      <text:p text:style-name="Code">template&lt;class T, int N&gt; fixed&lt;T,N&gt; operator*(fixed&lt;T,N&gt; a, fixed&lt;T,N&gt; b);</text:p>
      <text:p text:style-name="Code"><text:soft-page-break/>template&lt;class T, int N&gt; fixed&lt;T,N&gt; operator*(fixed&lt;T,N&gt; a, T b);</text:p>
      <text:p text:style-name="Code">template&lt;class T, int N&gt; fixed&lt;T,N&gt; operator*(T a, fixed&lt;T,N&gt; b);</text:p>
      <text:p text:style-name="Code"/>
      <text:p text:style-name="Code">/// Divide fixed values</text:p>
      <text:p text:style-name="Code">template&lt;class T, int N&gt; fixed&lt;T,N&gt; operator/(fixed&lt;T,N&gt; a, fixed&lt;T,N&gt; b);</text:p>
      <text:p text:style-name="Code">template&lt;class T, int N&gt; fixed&lt;T,N&gt; operator/(fixed&lt;T,N&gt; a, T b);</text:p>
      <text:p text:style-name="Code">template&lt;class T, int N&gt; fixed&lt;T,N&gt; operator/(T a, fixed&lt;T,N&gt; b);</text:p>
      <text:p text:style-name="Code"/>
      <text:p text:style-name="Code">template&lt;class T, int N&gt; bool operator==(fixed&lt;T,N&gt; a, fixed&lt;T,N&gt; b);</text:p>
      <text:p text:style-name="Code">template&lt;class T, int N&gt; bool operator==(fixed&lt;T,N&gt; a, T b);</text:p>
      <text:p text:style-name="Code">template&lt;class T, int N&gt; bool operator==(T a, fixed&lt;T,N&gt; b);</text:p>
      <text:p text:style-name="Code">template&lt;class T, int N&gt; bool operator!=(fixed&lt;T,N&gt; a, fixed&lt;T,N&gt; b);</text:p>
      <text:p text:style-name="Code">template&lt;class T, int N&gt; bool operator!=(fixed&lt;T,N&gt; a, T b);</text:p>
      <text:p text:style-name="Code">template&lt;class T, int N&gt; bool operator!=(T a, fixed&lt;T,N&gt; b);</text:p>
      <text:p text:style-name="Code">template&lt;class T, int N&gt; bool operator&lt;(fixed&lt;T,N&gt; a, fixed&lt;T,N&gt; b);</text:p>
      <text:p text:style-name="Code">template&lt;class T, int N&gt; bool operator&lt;(fixed&lt;T,N&gt; a, T b);</text:p>
      <text:p text:style-name="Code">template&lt;class T, int N&gt; bool operator&lt;(T a, fixed&lt;T,N&gt; b);</text:p>
      <text:p text:style-name="Code">template&lt;class T, int N&gt; bool operator&gt;(fixed&lt;T,N&gt; a, fixed&lt;T,N&gt; b);</text:p>
      <text:p text:style-name="Code">template&lt;class T, int N&gt; bool operator&gt;(fixed&lt;T,N&gt; a, T b);</text:p>
      <text:p text:style-name="Code">template&lt;class T, int N&gt; bool operator&gt;(T a, fixed&lt;T,N&gt; b);</text:p>
      <text:p text:style-name="Code">template&lt;class T, int N&gt; bool operator&lt;=(fixed&lt;T,N&gt; a, fixed&lt;T,N&gt; b);</text:p>
      <text:p text:style-name="Code">template&lt;class T, int N&gt; bool operator&lt;=(fixed&lt;T,N&gt; a, T b);</text:p>
      <text:p text:style-name="Code">template&lt;class T, int N&gt; bool operator&lt;=(T a, fixed&lt;T,N&gt; b);</text:p>
      <text:p text:style-name="Code">template&lt;class T, int N&gt; bool operator&gt;=(fixed&lt;T,N&gt; a, fixed&lt;T,N&gt; b);</text:p>
      <text:p text:style-name="Code">template&lt;class T, int N&gt; bool operator&gt;=(fixed&lt;T,N&gt; a, T b);</text:p>
      <text:p text:style-name="Code">template&lt;class T, int N&gt; bool operator&gt;=(T a, fixed&lt;T,N&gt; b);</text:p>
      <text:p text:style-name="Code"/>
      <text:p text:style-name="Code_20_Last">#endif</text:p>
      <text:p text:style-name="Body_20_Text_20_Cont">One interesting aspect of metaprogramming with templates is that templates can operate on types as well as values. Using functional programming techniques, you can create lists of types and manipulate those lists in ways that LISP programmers would find astonishingly familiar.</text:p>
      <text:p text:style-name="Body_20_Text">In case you still think metaprogramming is primarily about parlor tricks, consider the homely <text:span text:style-name="Code_20_Inline">vector</text:span> and its <text:span text:style-name="Code_20_Inline">insert</text:span> member functions, which insert values into a vector. One form of <text:span text:style-name="Code_20_Inline">insert</text:span> takes an unsigned integer count, <text:span text:style-name="Code_20_Inline">n</text:span>, and a value. The function inserts <text:span text:style-name="Code_20_Inline"><text:span text:style-name="T1">n</text:span></text:span><text:span text:style-name="T1"> copies of the value. Another form takes two iterators and copies all the values from that range into the vector. </text:span><text:change text:change-id="ct169183816"/><text:span text:style-name="T1">Both functions take an iterator argument; the values are inserted just before that iterator.</text:span><text:change text:change-id="ct169263800"/><text:span text:style-name="T1"> As with any function that operates on iterators, the second form of </text:span><text:span text:style-name="Code_20_Inline"><text:span text:style-name="T1">insert </text:span></text:span><text:span text:style-name="T1">is a template function, accepting any input iterator as an argument. The two functions are declared as follows:</text:span></text:p>
      <text:p text:style-name="P10"><text:hidden-text text:condition="ooow:" text:string-value=".func" text:is-hidden="true"/>void insert(iterator pos, size_type n, const value_type&amp; value = value_type());</text:p>
      <text:p text:style-name="P8">template&lt;class InputIterator&gt;</text:p>
      <text:p text:style-name="P11">void insert(iterator pos, InputIterator first, InputIterator last);</text:p>
      <text:p text:style-name="P5">Consider the following code:</text:p>
      <text:p text:style-name="P10">std::vector&lt;int&gt; data;</text:p>
      <text:p text:style-name="P11">data.insert(data.end(), 2, 10);</text:p>
      <text:p text:style-name="Body_20_Text_20_Cont"><text:span text:style-name="T1">The compiler applies the usual rules of overloading. The type of </text:span><text:span text:style-name="Code_20_Inline"><text:span text:style-name="T1">2</text:span></text:span><text:span text:style-name="T1"> is </text:span><text:span text:style-name="Code_20_Inline"><text:span text:style-name="T1">int</text:span></text:span><text:span text:style-name="T1">, but the first form of </text:span><text:span text:style-name="Code_20_Inline"><text:span text:style-name="T1">insert </text:span></text:span><text:span text:style-name="T1">requires an unsigned integer as the first argument (the precise type is implementation-</text:span><text:soft-page-break/><text:span text:style-name="T1">defined). The two arguments have the same type (</text:span><text:span text:style-name="Code_20_Inline"><text:span text:style-name="T1">int</text:span></text:span><text:span text:style-name="T1">), which makes it a perfect match for the iterator form of </text:span><text:span text:style-name="Code_20_Inline"><text:span text:style-name="T1">insert</text:span></text:span><text:span text:style-name="T1">.</text:span></text:p>
      <text:p text:style-name="P3">Clearly, 2 and 10 are not input iterators. Th<text:change text:change-id="ct174814720"/>e C++ standard requires the templatized <text:change text:change-id="ct169544992"/><text:change-start text:change-id="ct169166272"/><text:span text:style-name="Code_20_Inline">insert</text:span> function<text:change-end text:change-id="ct169166272"/> to interpret integer arguments as a count and a value. Think about that. How would you write a function that determines whether the type of its arguments are integral, and use a completely different implementation for integers than for iterators?</text:p>
      <text:p text:style-name="Body_20_Text"><text:span text:style-name="T1">What you need is a little compile-time program that has a compile-time </text:span><text:span text:style-name="Code_20_Inline"><text:span text:style-name="T1">if</text:span></text:span><text:span text:style-name="T1"> statement to dispatch to two completely different functions. There are a variety of ways to solve this problem, and most involve template specialization and metaprogramming. Listing </text:span><text:span text:style-name="T1"><text:variable-get text:name="chapter" office:value-type="float" style:data-style-name="N0">67</text:variable-get></text:span><text:span text:style-name="T1">-</text:span><text:span text:style-name="T1"><text:reference-ref text:reference-format="text" text:ref-name="type_traits_code">6</text:reference-ref></text:span><text:span text:style-name="T1"> gives you an idea of one approach to solving this problem.</text:span></text:p>
      <text:p text:style-name="Code_20_Caption"><text:hidden-text text:condition="ooow:" text:string-value=".func" text:is-hidden="true"/><text:span text:style-name="T1">Listing </text:span><text:span text:style-name="T1"><text:variable-get text:name="chapter" office:value-type="float" style:data-style-name="N0">67</text:variable-get></text:span><text:span text:style-name="T1">-</text:span><text:reference-mark-start text:name="type_traits_code"/><text:span text:style-name="T1"><text:sequence text:ref-name="refText5" text:name="Text" text:formula="ooow:Text+1" style:num-format="1">6</text:sequence></text:span><text:reference-mark-end text:name="type_traits_code"/><text:span text:style-name="T1">. Using metaprogramming to implement </text:span><text:span text:style-name="Code_20_Inline"><text:span text:style-name="T1">vector</text:span></text:span><text:span text:style-name="T1">’s </text:span><text:span text:style-name="Code_20_Inline"><text:span text:style-name="T1">insert</text:span></text:span><text:span text:style-name="T1"> function</text:span></text:p>
      <text:p text:style-name="P10">// is_integral&lt;T&gt;::type is true_type if T is an integral type, or false_type</text:p>
      <text:p text:style-name="P8">// if T is any other type. A const type is the same as the base type.</text:p>
      <text:p text:style-name="P8">class true_type {};</text:p>
      <text:p text:style-name="P8">class false_type {};</text:p>
      <text:p text:style-name="P8">template&lt;class T&gt;</text:p>
      <text:p text:style-name="P8">struct is_integral {</text:p>
      <text:p text:style-name="P8"><text:s text:c="3"/>typedef false_type type;</text:p>
      <text:p text:style-name="P8">};</text:p>
      <text:p text:style-name="P8">template&lt;&gt; struct is_integral&lt;int&gt; { typedef true_type type; };</text:p>
      <text:p text:style-name="P8">template&lt;&gt; struct is_integral&lt;char&gt; { typedef true_type type; };</text:p>
      <text:p text:style-name="P8">template&lt;&gt; struct is_integral&lt;unsigned int&gt; { typedef true_type type; };</text:p>
      <text:p text:style-name="P8">// etc. for all the built-in integral types</text:p>
      <text:p text:style-name="P8"/>
      <text:p text:style-name="P8">template&lt;class T&gt;</text:p>
      <text:p text:style-name="P8">template&lt;class InputIterator&gt;</text:p>
      <text:p text:style-name="P8">void vector&lt;T&gt;::do_insert(iterator pos, InputIterator first, InputIterator last, false_type const&amp;)</text:p>
      <text:p text:style-name="P8">{</text:p>
      <text:p text:style-name="P8"><text:s text:c="4"/>// The real function is more complicated because it must handle exceptions</text:p>
      <text:p text:style-name="P8"><text:s text:c="4"/>// that might be thrown in the middle of copying. But you get the idea.</text:p>
      <text:p text:style-name="P8"><text:s text:c="4"/>for ( ; first != last; ++first)</text:p>
      <text:p text:style-name="P8"><text:s text:c="8"/>pos = insert(pos, *first);</text:p>
      <text:p text:style-name="P8">}</text:p>
      <text:p text:style-name="P8"/>
      <text:p text:style-name="P8">template&lt;class T&gt;</text:p>
      <text:p text:style-name="P8">template&lt;class IntType&gt;</text:p>
      <text:p text:style-name="P8">void vector&lt;T&gt;::do_insert(iterator pos, IntType first, IntType last, true_type const&amp;)</text:p>
      <text:p text:style-name="P8">{</text:p>
      <text:p text:style-name="P8"><text:s text:c="4"/>// Cast to an exact match to the other insert function.</text:p>
      <text:p text:style-name="P8"><text:s text:c="4"/>insert(pos, static_cast&lt;size_type&gt;(first),<text:change-start text:change-id="ct169432992"/></text:p>
      <text:p text:style-name="P8"><text:s text:c="10"/><text:change-end text:change-id="ct169432992"/><text:s/>static_cast&lt;value_type const&amp;&gt;(last));</text:p>
      <text:p text:style-name="P8">}</text:p>
      <text:p text:style-name="P8"/>
      <text:p text:style-name="P8">template&lt;class T&gt;</text:p>
      <text:p text:style-name="P8">template&lt;class InputIterator&gt;</text:p>
      <text:p text:style-name="P8">void vector&lt;T&gt;::insert(iterator pos, InputIterator first, InputIterator last)</text:p>
      <text:p text:style-name="P8">{</text:p>
      <text:p text:style-name="P8"><text:s text:c="3"/>do_insert(pos, first, last, is_integral&lt;InputIterator&gt;::type());</text:p>
      <text:p text:style-name="Code_20_Last">}</text:p>
      <text:p text:style-name="Body_20_Text_20_Cont"><text:soft-page-break/>Here is one last exercise in template metaprogramming. See if you can wrap your head around metaprogramming and <text:span text:style-name="T8">write a class template, </text:span><text:span text:style-name="Code_20_Inline"><text:span text:style-name="T8">is_same</text:span></text:span><text:span text:style-name="T8">, that takes two type parameters, and declares an </text:span><text:span text:style-name="Code_20_Inline"><text:span text:style-name="T8">enum </text:span></text:span><text:span text:style-name="T8">type with a single literal, </text:span><text:span text:style-name="Code_20_Inline"><text:span text:style-name="T8">value</text:span></text:span><text:span text:style-name="T8">. The numeric value of </text:span><text:span text:style-name="Code_20_Inline"><text:span text:style-name="T8">value</text:span></text:span><text:span text:style-name="T8"> is equal to </text:span><text:span text:style-name="Code_20_Inline"><text:span text:style-name="T8">true</text:span></text:span><text:span text:style-name="T8"> if the two template parameters are the same type, or </text:span><text:span text:style-name="Code_20_Inline"><text:span text:style-name="T8">false </text:span></text:span><text:span text:style-name="T8">otherwise.</text:span> Think about how you can use partial specialization to help you solve the problem. My solution is in Listing <text:variable-get text:name="chapter" office:value-type="float" style:data-style-name="N0">67</text:variable-get>-<text:reference-ref text:reference-format="text" text:ref-name="is_same_code">7</text:reference-ref>.</text:p>
      <text:p text:style-name="Code_20_Caption">Listing <text:variable-get text:name="chapter" office:value-type="float" style:data-style-name="N0">67</text:variable-get>-<text:reference-mark-start text:name="is_same_code"/><text:sequence text:ref-name="refText6" text:name="Text" text:formula="ooow:Text+1" style:num-format="1">7</text:sequence><text:reference-mark-end text:name="is_same_code"/>. Testing two types to see whether they are the same</text:p>
      <text:p text:style-name="Code_20_First">#include &lt;iostream&gt;</text:p>
      <text:p text:style-name="Code">#include &lt;ostream&gt;</text:p>
      <text:p text:style-name="Code"/>
      <text:p text:style-name="Code">template&lt;class T, class U&gt;</text:p>
      <text:p text:style-name="Code">struct is_same {</text:p>
      <text:p text:style-name="Code"><text:s text:c="3"/>// Assume the types are different.</text:p>
      <text:p text:style-name="Code"><text:s text:c="3"/>enum t { value = false };</text:p>
      <text:p text:style-name="Code">};</text:p>
      <text:p text:style-name="Code"/>
      <text:p text:style-name="Code">template&lt;class T&gt;</text:p>
      <text:p text:style-name="Code">struct is_same&lt;T, T&gt; {</text:p>
      <text:p text:style-name="Code"><text:s text:c="4"/>// Partial specialization for when the types are the same</text:p>
      <text:p text:style-name="Code"><text:s text:c="4"/>enum t { value = true };</text:p>
      <text:p text:style-name="Code">};</text:p>
      <text:p text:style-name="Code"/>
      <text:p text:style-name="Code">enum x { a };</text:p>
      <text:p text:style-name="Code">enum y { b };</text:p>
      <text:p text:style-name="Code"/>
      <text:p text:style-name="Code">int main()</text:p>
      <text:p text:style-name="Code">{</text:p>
      <text:p text:style-name="Code"><text:s text:c="3"/>std::cout &lt;&lt; is_same&lt;int, int&gt;::value &lt;&lt; '\n';</text:p>
      <text:p text:style-name="Code"><text:s text:c="3"/>std::cout &lt;&lt; is_same&lt;int, int&amp;&gt;::value &lt;&lt; '\n';</text:p>
      <text:p text:style-name="Code"><text:s text:c="3"/>std::cout &lt;&lt; is_same&lt;int, unsigned&gt;::value &lt;&lt; '\n';</text:p>
      <text:p text:style-name="Code"><text:s text:c="3"/>std::cout &lt;&lt; is_same&lt;int, const int&gt;::value &lt;&lt; '\n';</text:p>
      <text:p text:style-name="Code"><text:s text:c="3"/>std::cout &lt;&lt; is_same&lt;x, y&gt;::value &lt;&lt; '\n';</text:p>
      <text:p text:style-name="Code"><text:s text:c="3"/>std::cout &lt;&lt; is_same&lt;int, signed&gt;::value &lt;&lt; '\n';</text:p>
      <text:p text:style-name="Code_20_Last">}</text:p>
      <text:p text:style-name="Body_20_Text_20_Cont">Don’t worry if you don’t get metaprogramming yet. It is an advanced topic, and a full understanding is beyond the scope of this book. I wanted to introduce the topic, however, because it is one of the highlights of programming in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Exploration 67 - Metaprogramming</dc:title>
    <dc:subject>Exploring C++</dc:subject>
    <meta:initial-creator>Ray Lischner</meta:initial-creator>
    <meta:creation-date>2006-03-30T10:01:31</meta:creation-date>
    <dc:creator>Ray Lischner</dc:creator>
    <dc:date>2008-10-06T21:46:01</dc:date>
    <meta:editing-cycles>59</meta:editing-cycles>
    <meta:editing-duration>PT5H13M46S</meta:editing-duration>
    <meta:user-defined meta:name="codex-chapter-number">67</meta:user-defined>
    <meta:user-defined meta:name="codex-configfile">apress-cpp-dox.xml</meta:user-defined>
    <meta:user-defined meta:name="codex-doxygen"/>
    <meta:user-defined meta:name="Info 4"/>
    <meta:document-statistic meta:table-count="0" meta:image-count="0" meta:object-count="0" meta:page-count="9" meta:paragraph-count="295" meta:word-count="3173" meta:character-count="18960"/>
  </office:meta>
</office:document-meta>
</file>